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cf1" officeooo:paragraph-rsid="00084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5:44:27.771000000</meta:creation-date>
    <dc:date>2015-06-11T15:44:45.506000000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4.2.1.1$Windows_x86 LibreOffice_project/d7dbbd7842e6a58b0f521599204e827654e1fb8b</meta:generator>
  </office:meta>
</office:document-meta>
</file>